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A00000239011DAD957176CDAA.png" manifest:media-type="image/png"/>
  <manifest:file-entry manifest:full-path="Pictures/1000000000000233000003729878AE5AFCA72991.png" manifest:media-type="image/png"/>
  <manifest:file-entry manifest:full-path="Pictures/100000000000010E00000198EA4029B751062BDA.png" manifest:media-type="image/png"/>
  <manifest:file-entry manifest:full-path="Pictures/1000000000000368000002B13714595A3FB7CBA9.png" manifest:media-type="image/png"/>
  <manifest:file-entry manifest:full-path="Pictures/1000000000000229000003343367324429F8708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57e7" officeooo:paragraph-rsid="000c57e7"/>
    </style:style>
    <style:style style:name="P2" style:family="paragraph" style:parent-style-name="Standard">
      <style:paragraph-properties fo:text-align="center" style:justify-single-word="false"/>
      <style:text-properties officeooo:rsid="000cd8f9" officeooo:paragraph-rsid="000cd8f9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df013" officeooo:paragraph-rsid="000c57e7" style:font-weight-asian="bold" style:font-weight-complex="bold"/>
    </style:style>
    <style:style style:name="P4" style:family="paragraph" style:parent-style-name="Standard">
      <style:paragraph-properties fo:text-align="center" style:justify-single-word="false" fo:break-before="page"/>
      <style:text-properties officeooo:rsid="000cd8f9" officeooo:paragraph-rsid="000cd8f9"/>
    </style:style>
    <style:style style:name="P5" style:family="paragraph" style:parent-style-name="Header">
      <style:text-properties officeooo:rsid="000c57e7" officeooo:paragraph-rsid="000c57e7"/>
    </style:style>
    <style:style style:name="T1" style:family="text">
      <style:text-properties officeooo:rsid="000cd8f9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2">PROBLEM 0</text:p>
      <text:p text:style-name="P2"/>
      <text:p text:style-name="P2"/>
      <text:p text:style-name="P2"><draw:frame draw:style-name="fr3" draw:name="Image5" text:anchor-type="paragraph" svg:width="6.9252in" svg:height="5.4717in" draw:z-index="4"><draw:image xlink:href="Pictures/1000000000000368000002B13714595A3FB7CBA9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1">PROBLEM <text:span text:style-name="T1">1</text:span></text:p>
      <text:p text:style-name="P1"><draw:frame draw:style-name="fr1" draw:name="Image1" text:anchor-type="paragraph" svg:x="3.2929in" svg:y="0in" svg:width="4.2764in" svg:height="6.3409in" draw:z-index="0"><draw:image xlink:href="Pictures/1000000000000229000003343367324429F87082.png" xlink:type="simple" xlink:show="embed" xlink:actuate="onLoad" loext:mime-type="image/x-vclgraphic"/></draw:frame><draw:frame draw:style-name="fr1" draw:name="Image2" text:anchor-type="paragraph" svg:x="-0.4543in" svg:y="0.0728in" svg:width="2.8126in" svg:height="4.25in" draw:z-index="1"><draw:image xlink:href="Pictures/100000000000010E00000198EA4029B751062BDA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pan text:style-name="T2"/></text:p>
      <text:p text:style-name="P4">PROBLEM 3</text:p>
      <text:p text:style-name="P2"><draw:frame draw:style-name="fr2" draw:name="Image3" text:anchor-type="paragraph" svg:width="4.7866in" svg:height="7.4992in" draw:z-index="2"><draw:image xlink:href="Pictures/1000000000000233000003729878AE5AFCA72991.png" xlink:type="simple" xlink:show="embed" xlink:actuate="onLoad" loext:mime-type="image/x-vclgraphic"/></draw:frame></text:p>
      <text:p text:style-name="P4">PROBLEM 4</text:p>
      <text:p text:style-name="P2"><draw:frame draw:style-name="fr3" draw:name="Image4" text:anchor-type="paragraph" svg:width="6.9252in" svg:height="5.9161in" draw:z-index="3"><draw:image xlink:href="Pictures/100000000000029A00000239011DAD957176CDAA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c57e7" officeooo:paragraph-rsid="000c57e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Joel Ortiz<text:tab/>COSC 2321<text:tab/>18 March 2018</text:p>
        <text:p text:style-name="MP1"><text:tab/>HW CH6-7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8T15:14:52.173145923</meta:creation-date>
    <dc:date>2018-03-18T16:28:08.352763495</dc:date>
    <meta:editing-duration>PT32M45S</meta:editing-duration>
    <meta:editing-cycles>1</meta:editing-cycles>
    <meta:document-statistic meta:table-count="0" meta:image-count="5" meta:object-count="0" meta:page-count="4" meta:paragraph-count="6" meta:word-count="17" meta:character-count="79" meta:non-whitespace-character-count="67"/>
    <meta:generator>LibreOffice/5.4.5.1$Linux_X86_64 LibreOffice_project/40m0$Build-1</meta:generator>
  </office:meta>
</office:document-meta>
</file>